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6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3" office:value-type="string" calcext:value-type="string">
            <text:p>Du </text:p>
          </table:table-cell>
          <table:table-cell table:style-name="ce3" office:value-type="string" calcext:value-type="string">
            <text:p>Au</text:p>
          </table:table-cell>
          <table:table-cell table:style-name="ce1" office:value-type="string" calcext:value-type="string">
            <text:p>Nombre d'heures estimées</text:p>
          </table:table-cell>
          <table:table-cell table:number-columns-repeated="1020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3" office:value-type="date" office:date-value="2007-10-01" calcext:value-type="date">
            <text:p>01/10/2007</text:p>
          </table:table-cell>
          <table:table-cell table:style-name="ce3" office:value-type="date" office:date-value="2007-12-31" calcext:value-type="date">
            <text:p>31/12/2007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style-name="ce1" table:formula="of:=[.A2]+1" office:value-type="float" office:value="2008" calcext:value-type="float">
            <text:p>2008</text:p>
          </table:table-cell>
          <table:table-cell table:style-name="ce3" table:formula="of:=[.C2]+1" office:value-type="date" office:date-value="2008-01-01" calcext:value-type="date">
            <text:p>01/01/2008</text:p>
          </table:table-cell>
          <table:table-cell table:style-name="ce3" table:formula="of:=[.B3]+365" office:value-type="date" office:date-value="2008-12-31" calcext:value-type="date">
            <text:p>31/12/200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table:formula="of:=[.A3]+1" office:value-type="float" office:value="2009" calcext:value-type="float">
            <text:p>2009</text:p>
          </table:table-cell>
          <table:table-cell table:style-name="ce3" table:formula="of:=[.C3]+1" office:value-type="date" office:date-value="2009-01-01" calcext:value-type="date">
            <text:p>01/01/2009</text:p>
          </table:table-cell>
          <table:table-cell table:style-name="ce3" table:formula="of:=[.B4]+364" office:value-type="date" office:date-value="2009-12-31" calcext:value-type="date">
            <text:p>31/12/2009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table:formula="of:=[.A4]+1" office:value-type="float" office:value="2010" calcext:value-type="float">
            <text:p>2010</text:p>
          </table:table-cell>
          <table:table-cell table:style-name="ce3" table:formula="of:=[.C4]+1" office:value-type="date" office:date-value="2010-01-01" calcext:value-type="date">
            <text:p>01/01/2010</text:p>
          </table:table-cell>
          <table:table-cell table:style-name="ce3" table:formula="of:=[.B5]+364" office:value-type="date" office:date-value="2010-12-31" calcext:value-type="date">
            <text:p>31/12/201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table:formula="of:=[.A5]+1" office:value-type="float" office:value="2011" calcext:value-type="float">
            <text:p>2011</text:p>
          </table:table-cell>
          <table:table-cell table:style-name="ce3" table:formula="of:=[.C5]+1" office:value-type="date" office:date-value="2011-01-01" calcext:value-type="date">
            <text:p>01/01/2011</text:p>
          </table:table-cell>
          <table:table-cell table:style-name="ce3" table:formula="of:=[.B6]+364" office:value-type="date" office:date-value="2011-12-31" calcext:value-type="date">
            <text:p>31/12/2011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float" office:value="2012" calcext:value-type="float">
            <text:p>2012</text:p>
          </table:table-cell>
          <table:table-cell table:style-name="ce3" table:formula="of:=[.C6]+1" office:value-type="date" office:date-value="2012-01-01" calcext:value-type="date">
            <text:p>01/01/2012</text:p>
          </table:table-cell>
          <table:table-cell table:style-name="ce3" table:formula="of:=[.B7]+365" office:value-type="date" office:date-value="2012-12-31" calcext:value-type="date">
            <text:p>31/12/2012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3" table:formula="of:=[.C7]+1" office:value-type="date" office:date-value="2013-01-01" calcext:value-type="date">
            <text:p>01/01/2013</text:p>
          </table:table-cell>
          <table:table-cell table:style-name="ce3" office:value-type="date" office:date-value="2013-12-31" calcext:value-type="date">
            <text:p>31/12/2013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3" office:value-type="date" office:date-value="2014-01-01" calcext:value-type="date">
            <text:p>01/01/2014</text:p>
          </table:table-cell>
          <table:table-cell table:style-name="ce3" office:value-type="date" office:date-value="2014-12-31" calcext:value-type="date">
            <text:p>31/12/2014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3" office:value-type="date" office:date-value="2015-01-01" calcext:value-type="date">
            <text:p>01/01/2015</text:p>
          </table:table-cell>
          <table:table-cell table:style-name="ce3" office:value-type="date" office:date-value="2015-11-11" calcext:value-type="date">
            <text:p>11/11/2015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5" office:value-type="string" calcext:value-type="string">
            <text:p>Total</text:p>
          </table:table-cell>
          <table:table-cell table:style-name="ce6" table:formula="of:=SUM([.D2:.D10])"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 number:grouping="true"/>
      <number:text> €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2-06-05T13:53:55</meta:creation-date>
    <dc:date>2015-11-11T11:01:22.668485014</dc:date>
    <meta:generator>LibreOffice/4.2.8.2$Linux_X86_64 LibreOffice_project/420m0$Build-2</meta:generator>
    <meta:document-statistic meta:table-count="3" meta:cell-count="42" meta:object-count="0"/>
  </office:meta>
</office:document-meta>
</file>